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6cm" fo:min-width="1.91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444cm" fo:min-width="2.80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62cm" fo:min-width="2.794cm" fo:wrap-option="no-wrap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style:font-name="Frutiger Light Condensed"/>
    </style:style>
    <style:style style:name="P4" style:family="paragraph">
      <style:paragraph-properties style:writing-mode="lr-tb"/>
      <style:text-properties style:font-name="Frutiger Light Condensed"/>
    </style:style>
    <style:style style:name="P5" style:family="paragraph">
      <style:text-properties fo:color="#c9211e" style:font-name="Frutiger Light Condensed"/>
    </style:style>
    <style:style style:name="P6" style:family="paragraph">
      <loext:graphic-properties draw:fill="none" draw:fill-color="#ffffff"/>
      <style:text-properties fo:color="#c9211e" style:font-name="Frutiger Light Condensed"/>
    </style:style>
    <style:style style:name="P7" style:family="paragraph">
      <style:paragraph-properties fo:text-align="center" style:writing-mode="lr-tb"/>
      <style:text-properties style:font-name="Frutiger Light Condensed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c9211e"/>
    </style:style>
    <style:style style:name="T2" style:family="text">
      <style:text-properties style:font-name="Frutiger Light Condensed"/>
    </style:style>
    <style:style style:name="T3" style:family="text">
      <style:text-properties style:font-name="Frutiger Light Condense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About computer graphic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“Computer graphics is science and art of communicating visually via computer display and its interaction devices”*</text:p>
                <text:p text:style-name="P4"/>
              </text:list-item>
              <text:list-item>
                <text:p text:style-name="P4">“A collaboration between art and technology”**</text:p>
              </text:list-item>
            </text:list>
          </draw:text-box>
        </draw:frame>
        <draw:frame draw:style-name="gr2" draw:text-style-name="P6" draw:layer="layout" svg:width="26.924cm" svg:height="1.825cm" svg:x="0.508cm" svg:y="13.97cm">
          <draw:text-box>
            <text:p text:style-name="P5"><text:span text:style-name="T1">* Book: principles and practices</text:span></text:p>
            <text:p text:style-name="P5"><text:span text:style-name="T1">** Pix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mputer graphics application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<text:span text:style-name="T2">About course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2">Note for slides</text:span></text:p>
                <text:list>
                  <text:list-item>
                    <text:p text:style-name="P1"><text:span text:style-name="T2">Slides were intended for both lectures and as reading material. Therefore, some slides contain a lot of text which is intended for student to read at home. Those slides will have special icon.</text:span></text:p>
                  </text:list-item>
                  <text:list-item>
                    <text:p text:style-name="P1"><text:span text:style-name="T2">Important elements will be highlighted and noted that they should be written down by hand</text:span></text:p>
                  </text:list-item>
                  <text:list-item>
                    <text:p text:style-name="P1"><text:span text:style-name="T2">Your interaction is crucial for best learning experience </text:span>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3.048cm" svg:height="2.54cm" svg:x="26.162cm" svg:y="5.842cm">
          <text:p text:style-name="P7"><text:span text:style-name="T2">Reading</text:span></text:p>
          <text:p text:style-name="P7"><text:span text:style-name="T2">material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4" draw:text-style-name="P7" draw:layer="layout" svg:width="3.302cm" svg:height="2.54cm" svg:x="25.654cm" svg:y="9.652cm">
          <text:p text:style-name="P7"><text:span text:style-name="T2">Write it</text:span></text:p>
          <text:p text:style-name="P7"><text:span text:style-name="T2">down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" draw:text-style-name="P7" draw:layer="layout" svg:width="3.556cm" svg:height="1.524cm" svg:x="21.336cm" svg:y="11.176cm">
          <text:p text:style-name="P7"><text:span text:style-name="T2">Questions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bout you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Your background</text:p>
              </text:list-item>
              <text:list-item>
                <text:p text:style-name="P1">Your interests</text:p>
              </text:list-item>
              <text:list-item>
                <text:p text:style-name="P1">Your experien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bout lecture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My background</text:p>
              </text:list-item>
              <text:list-item>
                <text:p text:style-name="P1">My interests</text:p>
              </text:list-item>
              <text:list-item>
                <text:p text:style-name="P1">My experienc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urse schedul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10 lectures, 3h</text:p>
              </text:list-item>
              <text:list-item>
                <text:p text:style-name="P1">Project</text:p>
              </text:list-item>
              <text:list-item>
                <text:p text:style-name="P1">Exa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urse grad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Project</text:p>
                <text:list>
                  <text:list-item>
                    <text:p text:style-name="P1">Low level of abstraction: coding up a renderer</text:p>
                  </text:list-item>
                  <text:list-item>
                    <text:p text:style-name="P1">Medium level of abstraction: coding in DCC</text:p>
                  </text:list-item>
                  <text:list-item>
                    <text:p text:style-name="P1">High level of abstraction: modeling in <text:s/>DCC</text:p>
                  </text:list-item>
                </text:list>
              </text:list-item>
              <text:list-item>
                <text:p text:style-name="P1">Exam</text:p>
                <text:list>
                  <text:list-item>
                    <text:p text:style-name="P1">30min, online, Mood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ading material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a xlink:href="https://github.com/lorentzo/IntroductionToComputerGraphics" xlink:type="simple">https://github.com/lorentzo/IntroductionToComputerGraphics</text:a></text:p>
              </text:list-item>
              <text:list-item>
                <text:p>All materials are available in advance</text:p>
                <text:list>
                  <text:list-item>
                    <text:p>TIP: read materials before lecture – it helps for following the le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<text:span text:style-name="T2">Glimpse into image generation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2">Analogy: taking a photograph</text:span></text:p>
              </text:list-item>
              <text:list-item>
                <text:p text:style-name="P1"><text:span text:style-name="T2">World → </text:span><text:span text:style-name="T3">3D scene</text:span></text:p>
              </text:list-item>
              <text:list-item>
                <text:p text:style-name="P1"><text:span text:style-name="T2">Image formation → </text:span><text:span text:style-name="T3">rendering</text:span></text:p>
              </text:list-item>
              <text:list-item>
                <text:p text:style-name="P1"><text:span text:style-name="T3">Imag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8T07:14:41.636051286</meta:creation-date>
    <meta:generator>LibreOffice/6.4.7.2$Linux_X86_64 LibreOffice_project/40$Build-2</meta:generator>
    <dc:date>2022-12-11T10:12:40.570582063</dc:date>
    <meta:editing-duration>PT29M46S</meta:editing-duration>
    <meta:editing-cycles>21</meta:editing-cycles>
    <meta:document-statistic meta:object-count="65"/>
  </office:meta>
</office:document-meta>
</file>